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Times New 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fo:font-weight="normal" style:font-weight-asian="normal" style:font-weight-complex="normal"/>
    </style:style>
    <style:style style:name="P2" style:family="paragraph" style:parent-style-name="Standard">
      <style:paragraph-properties style:shadow="none"/>
    </style:style>
    <style:style style:name="P3" style:family="paragraph" style:parent-style-name="Text_20_body">
      <style:paragraph-properties fo:padding="0.049cm" fo:border="0.002cm solid #000000" style:shadow="none"/>
    </style:style>
    <style:style style:name="P4" style:family="paragraph" style:parent-style-name="Preformatted_20_Text">
      <style:paragraph-properties fo:padding="0.049cm" fo:border="0.002cm solid #000000" style:shadow="none"/>
    </style:style>
    <style:style style:name="P5" style:family="paragraph" style:parent-style-name="Preformatted_20_Text">
      <style:paragraph-properties fo:padding="0.049cm" fo:border="0.002cm solid #000000" style:shadow="none"/>
      <style:text-properties fo:color="#808080" fo:font-style="italic"/>
    </style:style>
    <style:style style:name="P6" style:family="paragraph" style:parent-style-name="Preformatted_20_Text">
      <style:paragraph-properties fo:margin-top="0cm" fo:margin-bottom="0.499cm" fo:padding="0.049cm" fo:border="0.002cm solid #000000" style:shadow="none"/>
    </style:style>
    <style:style style:name="P7" style:family="paragraph" style:parent-style-name="LitCode">
      <style:text-properties style:use-window-font-color="true"/>
    </style:style>
    <style:style style:name="P8" style:family="paragraph" style:parent-style-name="LitCode">
      <style:paragraph-properties fo:padding="0.049cm" fo:border="0.002cm solid #c0c0c0"/>
    </style:style>
    <style:style style:name="P9" style:family="paragraph" style:parent-style-name="LitCommand">
      <style:text-properties fo:color="#000000"/>
    </style:style>
    <style:style style:name="P10" style:family="paragraph" style:parent-style-name="Standard">
      <style:text-properties style:use-window-font-color="true" fo:font-weight="normal" style:font-weight-asian="normal" style:font-weight-complex="normal"/>
    </style:style>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Footer">
      <style:paragraph-properties fo:text-align="center" style:justify-single-word="false"/>
      <style:text-properties fo:font-size="10pt" style:font-size-asian="10pt" style:font-size-complex="10pt"/>
    </style:style>
    <style:style style:name="T1" style:family="text">
      <style:text-properties fo:color="#ff7700" fo:font-weight="bold"/>
    </style:style>
    <style:style style:name="T2" style:family="text">
      <style:text-properties fo:color="#dc143c"/>
    </style:style>
    <style:style style:name="T3" style:family="text">
      <style:text-properties fo:color="#000000"/>
    </style:style>
    <style:style style:name="T4" style:family="text">
      <style:text-properties fo:color="#483d8b"/>
    </style:style>
    <style:style style:name="T5" style:family="text">
      <style:text-properties fo:color="#008000"/>
    </style:style>
    <style:style style:name="T6" style:family="text">
      <style:text-properties fo:color="#0000cd"/>
    </style:style>
    <style:style style:name="T7" style:family="text">
      <style:text-properties fo:color="#ff4500"/>
    </style:style>
    <style:style style:name="T8" style:family="text">
      <style:text-properties style:font-name="Times New Roman"/>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 experiment in literate programming using OpenDocument</text:h>
      <text:p text:style-name="Standard">The idea behind the code in this document is that we can write an OpenDocument file that documents the code and allows us to explain in detail what goes into the code. <text:s/>This essentially turns the situation around – instead of documenting code, we extract code from the documentation. <text:s/>It also allows us to document with diagrams, and even to provide working hyperlinks to software packages, and to credit ideas to their originators.</text:p>
      <text:p text:style-name="Standard"/>
      <text:p text:style-name="Standard">As an example, here is the code to extract the code from an OpenDocument file.</text:p>
      <text:p text:style-name="Standard"/>
      <text:p text:style-name="Standard">I am basing this first version on code from Stefaan Lippens' webface at <text:a xlink:type="simple" xlink:href="http://telin.ugent.be/~slippens/drupal/opendocumentpython">http://telin.ugent.be/~slippens/drupal/opendocumentpython</text:a> </text:p>
      <text:p text:style-name="Standard"/>
      <text:p text:style-name="Standard">Here is the original message:</text:p>
      <text:p text:style-name="Standard"/>
      <text:p text:style-name="P3">The <text:a xlink:type="simple" xlink:href="http://en.wikipedia.org/wiki/Opendocument">OpenDocument file format</text:a> (aka "<text:a xlink:type="simple" xlink:href="http://www.oasis-open.org/">OASIS</text:a> Open Document Format for Office Applications"), is an open and free standard for office files. It's fairly easy to read OpenDocument files in/from <text:a xlink:type="simple" xlink:href="http://www.python.org/">Python</text:a>. Basicly, an OpenDocument file is just a zip archive but with another extension (".ods" spreadsheets, ".odt" for text documents, ".odg" for graphics and so on). The files in the zip file are mainly some XML files, like <text:span text:style-name="Source_20_Text">content.xml</text:span>, <text:span text:style-name="Source_20_Text">settings.xml</text:span> and <text:span text:style-name="Source_20_Text">styles.xml</text:span>. </text:p>
      <text:p text:style-name="P3">Basicly, we just need two standard python modules from the <text:a xlink:type="simple" xlink:href="http://docs.python.org/lib/lib.html">nice standard Python library</text:a> to extract data from a OpenDocument File: <text:a xlink:type="simple" xlink:href="http://docs.python.org/lib/module-zipfile.html">zipfile</text:a> for handling the zip compression and <text:a xlink:type="simple" xlink:href="http://docs.python.org/lib/module-xml.parsers.expat.html">xml.parsers.expat</text:a> (or <text:a xlink:type="simple" xlink:href="http://docs.python.org/lib/markup.html">another xml parser module</text:a>) for parsing the xml. A possible/simple/minimal way to do read a fictional spreadsheet file <text:span text:style-name="Source_20_Text">pelican.ods</text:span> is as follows:</text:p>
      <text:p text:style-name="P5">#!/usr/bin/env python</text:p>
      <text:p text:style-name="P4"> </text:p>
      <text:p text:style-name="P5"># import the needed modules</text:p>
      <text:p text:style-name="P4"><text:span text:style-name="T1">import</text:span> <text:span text:style-name="T2">zipfile</text:span></text:p>
      <text:p text:style-name="P4"><text:span text:style-name="T1">import</text:span> <text:span text:style-name="T2">xml</text:span>.<text:span text:style-name="T3">parsers</text:span>.<text:span text:style-name="T3">expat</text:span></text:p>
      <text:p text:style-name="P4"> </text:p>
      <text:p text:style-name="P5"># get content xml data from OpenDocument file</text:p>
      <text:p text:style-name="P4">ziparchive = <text:span text:style-name="T2">zipfile</text:span>.<text:span text:style-name="T3">ZipFile(</text:span><text:span text:style-name="T4">"pelican.ods"</text:span>, <text:span text:style-name="T4">"r"</text:span><text:span text:style-name="T3">)</text:span></text:p>
      <text:p text:style-name="P4">xmldata = ziparchive.<text:span text:style-name="T3">read(</text:span><text:span text:style-name="T4">"content.xml"</text:span><text:span text:style-name="T3">)</text:span></text:p>
      <text:p text:style-name="P4">ziparchive.<text:span text:style-name="T3">close()</text:span></text:p>
      <text:p text:style-name="P4"> </text:p>
      <text:p text:style-name="P4"><text:span text:style-name="T1">class</text:span> Element<text:span text:style-name="T3">(</text:span><text:span text:style-name="T5">list</text:span><text:span text:style-name="T3">)</text:span>:</text:p>
      <text:p text:style-name="P4"><text:s text:c="4"/><text:span text:style-name="T1">def</text:span> <text:span text:style-name="T6">__init__</text:span><text:span text:style-name="T3">(</text:span><text:span text:style-name="T5">self</text:span>, name, attrs<text:span text:style-name="T3">)</text:span>:</text:p>
      <text:p text:style-name="P4"><text:s text:c="8"/><text:span text:style-name="T5">self</text:span>.<text:span text:style-name="T3">name</text:span> = name</text:p>
      <text:p text:style-name="P4"><text:s text:c="8"/><text:span text:style-name="T5">self</text:span>.<text:span text:style-name="T3">attrs</text:span> = attrs</text:p>
      <text:p text:style-name="P4"> </text:p>
      <text:p text:style-name="P4"><text:span text:style-name="T1">class</text:span> TreeBuilder:</text:p>
      <text:p text:style-name="P4"><text:s text:c="4"/><text:span text:style-name="T1">def</text:span> <text:span text:style-name="T6">__init__</text:span><text:span text:style-name="T3">(</text:span><text:span text:style-name="T5">self</text:span><text:span text:style-name="T3">)</text:span>:</text:p>
      <text:p text:style-name="P4"><text:s text:c="8"/><text:span text:style-name="T5">self</text:span>.<text:span text:style-name="T3">root</text:span> = Element<text:span text:style-name="T3">(</text:span><text:span text:style-name="T4">"root"</text:span>, <text:span text:style-name="T5">None</text:span><text:span text:style-name="T3">)</text:span></text:p>
      <text:p text:style-name="P4"><text:s text:c="8"/><text:span text:style-name="T5">self</text:span>.<text:span text:style-name="T3">path</text:span> = <text:span text:style-name="T3">[</text:span><text:span text:style-name="T5">self</text:span>.<text:span text:style-name="T3">root]</text:span></text:p>
      <text:p text:style-name="P4"><text:s text:c="4"/><text:span text:style-name="T1">def</text:span> start_element<text:span text:style-name="T3">(</text:span><text:span text:style-name="T5">self</text:span>, name, attrs<text:span text:style-name="T3">)</text:span>:</text:p>
      <text:p text:style-name="P4"><text:s text:c="8"/>element = Element<text:span text:style-name="T3">(</text:span>name, attrs<text:span text:style-name="T3">)</text:span></text:p>
      <text:p text:style-name="P4"><text:s text:c="8"/><text:span text:style-name="T5">self</text:span>.<text:span text:style-name="T3">path[</text:span><text:span text:style-name="T7">-1</text:span><text:span text:style-name="T3">]</text:span>.<text:span text:style-name="T3">append(</text:span>element<text:span text:style-name="T3">)</text:span></text:p>
      <text:p text:style-name="P4"><text:s text:c="8"/><text:span text:style-name="T5">self</text:span>.<text:span text:style-name="T3">path</text:span>.<text:span text:style-name="T3">append(</text:span>element<text:span text:style-name="T3">)</text:span></text:p>
      <text:p text:style-name="P4"><text:s text:c="4"/><text:span text:style-name="T1">def</text:span> end_element<text:span text:style-name="T3">(</text:span><text:span text:style-name="T5">self</text:span>, name<text:span text:style-name="T3">)</text:span>:</text:p>
      <text:p text:style-name="P4"><text:s text:c="8"/><text:span text:style-name="T1">assert</text:span> name == <text:span text:style-name="T5">self</text:span>.<text:span text:style-name="T3">path[</text:span><text:span text:style-name="T7">-1</text:span><text:span text:style-name="T3">]</text:span>.<text:span text:style-name="T3">name</text:span></text:p>
      <text:p text:style-name="P4"><text:s text:c="8"/><text:span text:style-name="T5">self</text:span>.<text:span text:style-name="T3">path</text:span>.<text:span text:style-name="T3">pop()</text:span></text:p>
      <text:p text:style-name="P4"><text:s text:c="4"/><text:span text:style-name="T1">def</text:span> char_data<text:span text:style-name="T3">(</text:span><text:span text:style-name="T5">self</text:span>, data<text:span text:style-name="T3">)</text:span>:</text:p>
      <text:p text:style-name="P4"><text:s text:c="8"/><text:span text:style-name="T5">self</text:span>.<text:span text:style-name="T3">path[</text:span><text:span text:style-name="T7">-1</text:span><text:span text:style-name="T3">]</text:span>.<text:span text:style-name="T3">append(</text:span>data<text:span text:style-name="T3">)</text:span></text:p>
      <text:p text:style-name="P4"> </text:p>
      <text:p text:style-name="P5"># create parser and parsehandler</text:p>
      <text:p text:style-name="P4"><text:span text:style-name="T2">parser</text:span> = <text:span text:style-name="T2">xml</text:span>.<text:span text:style-name="T3">parsers</text:span>.<text:span text:style-name="T3">expat</text:span>.<text:span text:style-name="T3">ParserCreate()</text:span></text:p>
      <text:p text:style-name="P4">treebuilder = TreeBuilder<text:span text:style-name="T3">()</text:span></text:p>
      <text:p text:style-name="P5"># assign the handler functions</text:p>
      <text:p text:style-name="P4"><text:span text:style-name="T2">parser</text:span>.<text:span text:style-name="T3">StartElementHandler</text:span> <text:s/>= treebuilder.<text:span text:style-name="T3">start_element</text:span></text:p>
      <text:p text:style-name="P4"><text:span text:style-name="T2">parser</text:span>.<text:span text:style-name="T3">EndElementHandler</text:span> <text:s text:c="3"/>= treebuilder.<text:span text:style-name="T3">end_element</text:span></text:p>
      <text:p text:style-name="P4"><text:span text:style-name="T2">parser</text:span>.<text:span text:style-name="T3">CharacterDataHandler</text:span> = treebuilder.<text:span text:style-name="T3">char_data</text:span></text:p>
      <text:p text:style-name="P4"> </text:p>
      <text:p text:style-name="P5"># parse the data</text:p>
      <text:p text:style-name="P6"><text:span text:style-name="T2">parser</text:span>.<text:span text:style-name="T3">Parse(</text:span>xmldata, <text:span text:style-name="T5">True</text:span><text:span text:style-name="T3">)</text:span></text:p>
      <text:p text:style-name="P3">After importing the modules <text:span text:style-name="Source_20_Text">zipfile</text:span> and <text:span text:style-name="Source_20_Text">xml.parsers.expat</text:span>, we open the OpenDocument file through the zipfile filter and extract the XML data from <text:span text:style-name="Source_20_Text">content.xml</text:span> (in just three simple readable statements, that's what I like about python)</text:p>
      <text:p text:style-name="P3">Next, we have to parse the XML data and store its elements. First I define a class <text:span text:style-name="Source_20_Text">Element</text:span> for storing the name, attributes and contents (note that its a subclass of <text:span text:style-name="Source_20_Text">list</text:span>) of XML elements. The XML parse handler functions are the methods of the class <text:span text:style-name="Source_20_Text">TreeBuilder</text:span>, which also collects the whole XML tree in its attribute <text:span text:style-name="Source_20_Text">root</text:span> during parsing. The parsing itself is initiated by <text:span text:style-name="Source_20_Text">parser.Parse(xmldata, True)</text:span>. </text:p>
      <text:p text:style-name="P3">At this point, the whole XML stream is parsed and the structure is stored in and accessible from <text:span text:style-name="Source_20_Text">treebuilder.root</text:span>. For example, in the following code we define a function <text:span text:style-name="Source_20_Text">showtree</text:span> and call it, for rendering an indented tree representation of the element names and character data:</text:p>
      <text:p text:style-name="P4"><text:span text:style-name="T1">def</text:span> showtree<text:span text:style-name="T3">(</text:span>node, prefix=<text:span text:style-name="T4">""</text:span><text:span text:style-name="T3">)</text:span>:</text:p>
      <text:p text:style-name="P4"><text:s text:c="4"/><text:span text:style-name="T1">print</text:span> prefix, node.<text:span text:style-name="T3">name</text:span></text:p>
      <text:p text:style-name="P4"><text:s text:c="4"/><text:span text:style-name="T1">for</text:span> e <text:span text:style-name="T1">in</text:span> node:</text:p>
      <text:p text:style-name="P4"><text:s text:c="8"/><text:span text:style-name="T1">if</text:span> <text:span text:style-name="T5">isinstance</text:span><text:span text:style-name="T3">(</text:span>e, Element<text:span text:style-name="T3">)</text:span>:</text:p>
      <text:p text:style-name="P4"><text:s text:c="12"/>showtree<text:span text:style-name="T3">(</text:span>e, prefix + <text:span text:style-name="T4">" <text:s/>"</text:span><text:span text:style-name="T3">)</text:span></text:p>
      <text:p text:style-name="P4"><text:s text:c="8"/><text:span text:style-name="T1">else</text:span>:</text:p>
      <text:p text:style-name="P4"><text:s text:c="12"/><text:span text:style-name="T1">print</text:span> prefix + <text:span text:style-name="T4">" <text:s/>"</text:span>, e</text:p>
      <text:p text:style-name="P4"> </text:p>
      <text:p text:style-name="P6">showtree<text:span text:style-name="T3">(</text:span>treebuilder.<text:span text:style-name="T3">root)</text:span></text:p>
      <text:p text:style-name="P3">This simple example could be extended ofcourse to serve a more real life application, but you get the point. </text:p>
      <text:p text:style-name="P3">Moreover, at the <text:a xlink:type="simple" xlink:href="http://opendocumentfellowship.org/">OpenDocument Fellowship</text:a> they are working on <text:a xlink:type="simple" xlink:href="http://trac.opendocumentfellowship.org/libopendocument/">LibOpenDocument, a library for manipulating OpenDocument files</text:a>. At the time of this writing, there is only a PHP and a Python implementation in early development stage.</text:p>
      <text:p text:style-name="Standard"/>
      <text:p text:style-name="Standard">The key idea is to use styles in order to delineate commands and code. So, this document has a style LitCommand and a style LitCode. Essentially a command defines what to do with the following sections of code until a new command is found.</text:p>
      <text:p text:style-name="Standard"/>
      <text:p text:style-name="Standard">To start, I create a new Python file and copy Stefaan's code. I can then modify the Code text to change the code and insert Default text to describe what I am doing.</text:p>
      <text:p text:style-name="Standard"/>
      <text:p text:style-name="P2">First, we create the Python file litparse.py, and start it with the same code as Stefaan. (Note that my new code doesn't get colour coding, so I have removed all colour coding for consistency – wouldn't it be great to stick it back in there?).</text:p>
      <text:p text:style-name="LitCommand">create litparse.py</text:p>
      <text:p text:style-name="P8">#!/usr/bin/env python</text:p>
      <text:p text:style-name="P8"/>
      <text:p text:style-name="LitCode"># import the needed modules</text:p>
      <text:p text:style-name="LitCode">import sys</text:p>
      <text:p text:style-name="P8">import zipfile</text:p>
      <text:p text:style-name="LitCode">import xml.parsers.expat</text:p>
      <text:p text:style-name="LitCode"/>
      <text:p text:style-name="Standard">After importing the modules <text:span text:style-name="Source_20_Text">zipfile</text:span> and <text:span text:style-name="Source_20_Text">xml.parsers.expat</text:span>, we open the OpenDocument file through the zipfile filter and extract the XML data from <text:span text:style-name="Source_20_Text">content.xml.</text:span><text:span text:style-name="Source_20_Text"><text:span text:style-name="T8"> (See how I added Stefaan's notes into the code, and now I add details about my changes). </text:span></text:span>We add some code to get the filename from the command line arguments (note that if a command does not include a filename, it uses the previous filename):</text:p>
      <text:p text:style-name="LitCode"># get content xml data from OpenDocument file</text:p>
      <text:p text:style-name="LitCommand">ignore</text:p>
      <text:p text:style-name="P7">ziparchive = zipfile.ZipFile("pelican.ods", "r")</text:p>
      <text:p text:style-name="P9">append</text:p>
      <text:p text:style-name="LitCode">filename = sys.argv[1]</text:p>
      <text:p text:style-name="LitCode">ziparchive = zipfile.ZipFile(filename, "r")</text:p>
      <text:p text:style-name="Standard">This next append isn't necessary but it serves to delimit the code replaced above.</text:p>
      <text:p text:style-name="LitCommand">append</text:p>
      <text:p text:style-name="LitCode">xmldata = ziparchive.read("content.xml") </text:p>
      <text:p text:style-name="LitCode">ziparchive.close()</text:p>
      <text:p text:style-name="LitCode"/>
      <text:p text:style-name="Standard">We completely rewrite the TreeBuilder class to actually parse out the Litcommand and LitCode styles.</text:p>
      <text:p text:style-name="LitCode">class TreeBuilder: </text:p>
      <text:p text:style-name="LitCode"><text:s text:c="4"/>def __init__(self):</text:p>
      <text:p text:style-name="Standard">The tags for commands and code are in a list so we can add child styles</text:p>
      <text:p text:style-name="LitCode"><text:s text:c="8"/>self.cmds = ['LitCommand'] </text:p>
      <text:p text:style-name="LitCode"><text:s text:c="8"/>self.codes = ['LitCode']</text:p>
      <text:p text:style-name="Standard">self.cmd and self.code remember whether we are in a command or code tag</text:p>
      <text:p text:style-name="LitCode"><text:s text:c="8"/>self.cmd = False </text:p>
      <text:p text:style-name="LitCode"><text:s text:c="8"/>self.code = False</text:p>
      <text:p text:style-name="Standard">When we see a command tag, we remember the command in self.task</text:p>
      <text:p text:style-name="LitCode"><text:s text:c="8"/>self.task = None</text:p>
      <text:p text:style-name="Standard">We keep a file object in self.file of the most recently seen filename</text:p>
      <text:p text:style-name="LitCode"><text:s text:c="8"/>self.file = None </text:p>
      <text:p text:style-name="LitCode"/>
      <text:p text:style-name="LitCode"><text:s text:c="4"/>def start_element(self, name, attrs): </text:p>
      <text:p text:style-name="Standard">The text:p element wraps around each paragraph (or since we terminate code lines with a newline, around each line of code). <text:s/>So we check the style and remember if it is a command or tab.</text:p>
      <text:p text:style-name="LitCode"><text:s text:c="8"/>if name == 'text:p': </text:p>
      <text:p text:style-name="LitCode"><text:s text:c="12"/>style = attrs.get('text:style-name') </text:p>
      <text:p text:style-name="LitCode"><text:s text:c="12"/>if style in self.cmds: </text:p>
      <text:p text:style-name="LitCode"><text:s text:c="16"/>self.cmd = True </text:p>
      <text:p text:style-name="LitCode"><text:s text:c="12"/>elif style in self.codes: </text:p>
      <text:p text:style-name="LitCode"><text:s text:c="16"/>self.code = True </text:p>
      <text:p text:style-name="Standard">Tabs and spaces are encoded using additional tags due to XML not registering multiple spaces, so we make sure these are kept if we're looking at code. <text:s/>Note we replace tabs with 4 spaces, which works well for Python code in particular. There could certainly be a case made for different styles for different languages, with different translations accordingly.</text:p>
      <text:p text:style-name="LitCode"><text:s text:c="8"/>elif name == 'text:tab': </text:p>
      <text:p text:style-name="LitCode"><text:s text:c="12"/>if self.code and self.task != 'ignore': </text:p>
      <text:p text:style-name="LitCode"><text:s text:c="16"/>self.file.write(' <text:s text:c="3"/>') </text:p>
      <text:p text:style-name="LitCode"><text:s text:c="8"/>elif name == 'text:s': </text:p>
      <text:p text:style-name="LitCode"><text:s text:c="12"/>if self.code and self.task != 'ignore': </text:p>
      <text:p text:style-name="LitCode"><text:s text:c="16"/>count = int(attrs.get('text:c', 1)) </text:p>
      <text:p text:style-name="LitCode"><text:s text:c="16"/>self.file.write(' ' * count) </text:p>
      <text:p text:style-name="Standard">Styles in the document are often generated by OO.org, and may be sub-children of our styles , so we need to record them. This could be extended to user-defined styles (see Future Work).</text:p>
      <text:p text:style-name="LitCode"><text:s text:c="8"/>elif name == 'style:style': </text:p>
      <text:p text:style-name="LitCode"><text:s text:c="12"/>if attrs.get('style:parent-style-name') in self.cmds: </text:p>
      <text:p text:style-name="LitCode"><text:s text:c="16"/>self.cmds.append(attrs['style:name']) </text:p>
      <text:p text:style-name="LitCode"><text:s text:c="12"/>elif attrs.get('style:parent-style-name') in self.codes: </text:p>
      <text:p text:style-name="LitCode"><text:s text:c="16"/>self.codes.append(attrs['style:name']) </text:p>
      <text:p text:style-name="LitCode"/>
      <text:p text:style-name="Standard">When we see an end element, we only care if it is the end of a command or code section. All we have to do is reset the memory of which tag we are in, but for code, this is also identifies the end of line, so we write out a newline.</text:p>
      <text:p text:style-name="LitCode"><text:s text:c="4"/>def end_element(self, name): </text:p>
      <text:p text:style-name="LitCode"><text:s text:c="8"/>if name == 'text:p': </text:p>
      <text:p text:style-name="LitCode"><text:s text:c="12"/>if self.cmd: </text:p>
      <text:p text:style-name="LitCode"><text:s text:c="16"/>self.cmd = False </text:p>
      <text:p text:style-name="LitCode"><text:s text:c="12"/>elif self.code: </text:p>
      <text:p text:style-name="LitCode"><text:s text:c="16"/>if self.task != 'ignore': </text:p>
      <text:p text:style-name="LitCode"><text:s text:c="20"/>self.file.write('\n') </text:p>
      <text:p text:style-name="LitCode"><text:s text:c="16"/>self.code = False </text:p>
      <text:p text:style-name="LitCode"/>
      <text:p text:style-name="LitCode"><text:s text:c="4"/>def char_data(self, data): </text:p>
      <text:p text:style-name="Standard">When we receive character data and we are in the command style, parse the text as a command – currently the possible commands are: </text:p>
      <text:list text:style-name="L2">
        <text:list-item>
          <text:p text:style-name="P11">create &lt;filename&gt; (create/truncate the specified file)</text:p>
        </text:list-item>
        <text:list-item>
          <text:p text:style-name="P11">append &lt;filename&gt; (append to the specified file)</text:p>
        </text:list-item>
        <text:list-item>
          <text:p text:style-name="P11">append (append to the file specified in a previous command)</text:p>
        </text:list-item>
        <text:list-item>
          <text:p text:style-name="P11">ignore (ignore code until the next command)</text:p>
        </text:list-item>
      </text:list>
      <text:p text:style-name="LitCode"><text:s text:c="8"/>if self.cmd: </text:p>
      <text:p text:style-name="LitCode"><text:s text:c="12"/>parts = data.split() </text:p>
      <text:p text:style-name="LitCode"><text:s text:c="12"/>if len(parts) == 1: </text:p>
      <text:p text:style-name="LitCode"><text:s text:c="16"/>self.task = parts[0] </text:p>
      <text:p text:style-name="LitCode"><text:s text:c="16"/>filename = None</text:p>
      <text:p text:style-name="LitCode"><text:s text:c="12"/>else: </text:p>
      <text:p text:style-name="LitCode"><text:s text:c="16"/>self.task = parts[0] </text:p>
      <text:p text:style-name="LitCode"><text:s text:c="16"/>filename = parts[1] </text:p>
      <text:p text:style-name="LitCode"><text:s text:c="12"/>if self.task == 'create': </text:p>
      <text:p text:style-name="LitCode"><text:s text:c="16"/>if self.file: </text:p>
      <text:p text:style-name="LitCode"><text:s text:c="20"/>self.file.close() </text:p>
      <text:p text:style-name="LitCode"><text:s text:c="16"/>self.file = open(filename, 'w') </text:p>
      <text:p text:style-name="LitCode"><text:s text:c="12"/>elif self.task == 'append': </text:p>
      <text:p text:style-name="LitCode"><text:s text:c="16"/>if filename: </text:p>
      <text:p text:style-name="LitCode"><text:s text:c="20"/>if self.file: </text:p>
      <text:p text:style-name="LitCode"><text:s text:c="24"/>self.file.close() </text:p>
      <text:p text:style-name="LitCode"><text:s text:c="20"/>self.file = open(filename, 'a') </text:p>
      <text:p text:style-name="LitCode"><text:s text:c="16"/>else: </text:p>
      <text:p text:style-name="LitCode"><text:s text:c="20"/>assert self.file </text:p>
      <text:p text:style-name="LitCode"><text:s text:c="12"/>elif self.task == 'ignore': </text:p>
      <text:p text:style-name="LitCode"><text:s text:c="16"/>pass </text:p>
      <text:p text:style-name="LitCode"><text:s text:c="12"/>else:</text:p>
      <text:p text:style-name="LitCode"><text:s text:c="16"/>raise RuntimeError('Unknown command %s' % self.task) </text:p>
      <text:p text:style-name="Standard">If we are in a code style, write the text to the code file (unless the command is “ignore”). Or if it is a carriage return, which can get into the OO document during cut'n'paste, even on Linux systems.</text:p>
      <text:p text:style-name="LitCode"><text:s text:c="8"/>elif self.code and self.task != 'ignore':</text:p>
      <text:p text:style-name="LitCode"><text:s text:c="12"/>if data != '\r':</text:p>
      <text:p text:style-name="LitCode"><text:s text:c="16"/>self.file.write(data)</text:p>
      <text:p text:style-name="LitCode"/>
      <text:p text:style-name="Standard">The following code sets up the parser to use the class above, and is copied directly from Stefaan's code.</text:p>
      <text:p text:style-name="LitCode"># create parser and parsehandler</text:p>
      <text:p text:style-name="LitCode">parser = xml.parsers.expat.ParserCreate()</text:p>
      <text:p text:style-name="LitCode">treebuilder = TreeBuilder()</text:p>
      <text:p text:style-name="LitCode"># assign the handler functions</text:p>
      <text:p text:style-name="LitCode">parser.StartElementHandler <text:s/>= treebuilder.start_element</text:p>
      <text:p text:style-name="LitCode">parser.EndElementHandler <text:s text:c="3"/>= treebuilder.end_element</text:p>
      <text:p text:style-name="LitCode">parser.CharacterDataHandler = treebuilder.char_data</text:p>
      <text:p text:style-name="LitCode"><text:s/></text:p>
      <text:p text:style-name="LitCode"># parse the data</text:p>
      <text:p text:style-name="LitCode">parser.Parse(xmldata, True)</text:p>
      <text:p text:style-name="LitCode"/>
      <text:p text:style-name="Standard">We just add a quick line to ensure the final file mentioned is closed cleanly.</text:p>
      <text:p text:style-name="LitCode">if treebuilder.file:</text:p>
      <text:p text:style-name="LitCode"><text:s text:c="3"/>treebuilder.file.close()</text:p>
      <text:p text:style-name="LitCode"/>
      <text:p text:style-name="LitCommand">ignore</text:p>
      <text:p text:style-name="Standard">We end with an ignore, just in case we accidentally add code afterwards, as we have in the Future Work section.</text:p>
      <text:p text:style-name="Standard"/>
      <text:p text:style-name="Standard">To parse an ODT file, run</text:p>
      <text:p text:style-name="NopCode">python odtparse.py &lt;ODT-file&gt;</text:p>
      <text:p text:style-name="Standard"></text:p>
      <text:p text:style-name="Standard">Note, if you run this on litparse.odt (this document), it creates the file litparse.py, which should be identical to odtparse.py (except perhaps for line-endings). <text:s/>The different name is to prevent you overwriting the original.</text:p>
      <text:p text:style-name="Standard"/>
      <text:p text:style-name="Standard">If you don't have odtparse.py, you have a bit of a chicken-and-egg problem. You can always cut'n'paste the sections from this document by hand.</text:p>
      <text:h text:style-name="Heading_20_2" text:outline-level="2">Future work</text:h>
      <text:p text:style-name="P1">We should parse the styles.xml file as well, and select children of the two Lit styles. This would allow coders to make sub-styles that they find useful (for example, they may want all code comment lines in green, even if they have to do it manually. For very indented code, they may create a substyle with closer tab stops to position the code better on the page. With good documentation, this reindentation of sections should not be a problem. When the code is extracted it will retain the correct indentation. (Currently the code in this document uses spaces, since I have not setup the tabs to make the code look nice).</text:p>
      <text:p text:style-name="P1"/>
      <text:p text:style-name="P1">We should allow LitEllipsis, a style which means replace this with some following code, e.g.</text:p>
      <text:p text:style-name="LitCode">while 1:</text:p>
      <text:p text:style-name="LitCode"><text:tab/>if x == 0:</text:p>
      <text:p text:style-name="LitCode"><text:tab/><text:tab/>... &lt;-- style LitEllipsis – this could also contain free text which is ignored</text:p>
      <text:p text:style-name="LitCode"><text:tab/>else:</text:p>
      <text:p text:style-name="LitCode"><text:tab/><text:tab/>sys.exit()</text:p>
      <text:p text:style-name="P1">then have some other code, which is identified as the code to be inserted for ...</text:p>
      <text:p text:style-name="P1">This could even be dependent on filenames, e.g. above code defined for a set of files, then each file has a different contents for the ellipsis. <text:s/>See also LEO for their mechanism using &lt;&lt; description &gt;&gt;.</text:p>
      <text:p text:style-name="P1"/>
      <text:p text:style-name="P1">Allow a code editor to be used to edit the code, where saving will add code to the ODT, including possibly color-coding.</text:p>
      <text:p text:style-name="P1"/>
      <text:p text:style-name="P1">We need to be able to set executable permissions and possibly other attributes on the files.</text:p>
      <text:p text:style-name="P1"/>
      <text:p text:style-name="P1">It would be great to provide find/replace and patch commands so that we could document a configuration. In which case, we may need to indicate some operations as requiring root privileges.</text:p>
      <text:p text:style-name="NopCommand">find config.xml</text:p>
      <text:p text:style-name="NopCode">&lt;node&gt;</text:p>
      <text:p text:style-name="NopCode">hello</text:p>
      <text:p text:style-name="NopCode">&lt;/node&gt;</text:p>
      <text:p text:style-name="NopCommand">replace</text:p>
      <text:p text:style-name="NopCode">&lt;node&gt;goodbye&lt;/node&gt;</text:p>
      <text:p text:style-name="NopCommand">[root] findre /etc/sysconfig/iptables</text:p>
      <text:p text:style-name="NopCode">^(-A.*-p) 80$</text:p>
      <text:p text:style-name="NopCommand">insert after</text:p>
      <text:p text:style-name="NopCode">\1 8080</text:p>
      <text:p text:style-name="Standard">or the File Patch style</text:p>
      <text:p text:style-name="NopCommand">patch config.xml</text:p>
      <text:p text:style-name="NopCode"><text:s/>&lt;root&gt;</text:p>
      <text:p text:style-name="NopCode">-/index.html</text:p>
      <text:p text:style-name="NopCode"><text:s/>&lt;/root&gt;</text:p>
      <text:p text:style-name="NopCode">---</text:p>
      <text:p text:style-name="NopCode"><text:s/>&lt;root&gt;</text:p>
      <text:p text:style-name="NopCode">+/index.php</text:p>
      <text:p text:style-name="NopCode"><text:s/>&lt;/root&gt;</text:p>
      <text:p text:style-name="P1"/>
      <text:p text:style-name="P1">Allow commands to apply some sections of code to multiple files simultaneously</text:p>
      <text:p text:style-name="NopCommand">create scripts/(start|stop).sh</text:p>
      <text:p text:style-name="NopCode">#!/bin/sh</text:p>
      <text:p text:style-name="NopCode"># Copyright (C) 2007 Mushroom Endeavours</text:p>
      <text:p text:style-name="Standard">(and we need to prevent OpenOffice automatically changing the (C) into ©)</text:p>
      <text:h text:style-name="Heading_20_2" text:outline-level="2">Issues</text:h>
      <text:p text:style-name="P1">Spell-checking, need to turn it off for commands and code.</text:p>
      <text:p text:style-name="P1">Need to provide for long lines, so that they wrap in a code-like way, and that it is obvious that 2 or more lines are actually one line.</text:p>
      <text:p text:style-name="P1">This doesn't work well with source repositories or with other developers who insist on using the generated code as a source file.</text:p>
      <text:p text:style-name="P1">The code has even less comments than normal – perhaps the key is to store the text in the comments of the code file – this needs files to have a type (e.g. shell script, Python, C, ...).</text:p>
      <text:h text:style-name="Heading_20_2" text:outline-level="2">Postscript</text:h>
      <text:p text:style-name="P1">After creating this code, I actually did a search on “literate programming opendocument”. There are a few discussions about it as an idea and even someone else who claims to have done something similar to the above. <text:s/>However, their code does not appear to be available.</text:p>
      <text:p text:style-name="P1"/>
      <text:p text:style-name="P1">I can't claim this code is wonderful, and trying this leaves some doubt about whether it is a good idea at all. I think it is mainly useful when exploring a new language, where it is nice to be able to comment copiously about why things are done the way they are. <text:s/>It might also be useful for configuration, where a local site administrator can document in detail why components are configured in a specific way. <text:s/>But that would also involve recreating all the commands in cfengine (and more – nowadays configuration requires the ability to insert subtrees into XML fi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Times New 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tCommand" style:family="paragraph" style:parent-style-name="Standard" style:class="text">
      <style:paragraph-properties fo:margin-left="0.503cm" fo:margin-right="0cm" fo:text-indent="0cm" style:auto-text-indent="false"/>
      <style:text-properties style:font-name="DejaVu Sans Mono1" fo:font-size="10pt" fo:font-weight="bold" style:font-size-asian="10pt" style:font-weight-asian="bold" style:font-size-complex="10pt" style:font-weight-complex="bold"/>
    </style:style>
    <style:style style:name="LitCode" style:family="paragraph" style:parent-style-name="Preformatted_20_Text" style:list-style-name="" style:class="text" style:master-page-name="">
      <style:paragraph-properties fo:margin-left="1.005cm" fo:margin-right="0cm" fo:text-indent="0cm" style:auto-text-indent="false" fo:background-color="transparent" fo:padding="0.049cm" fo:border="0.002cm solid #c0c0c0" style:shadow="none" style:join-border="true">
        <style:tab-stops/>
        <style:drop-cap/>
        <style:background-image/>
      </style:paragraph-properties>
      <style:text-properties style:use-window-font-color="true" fo:font-style="normal" fo:background-color="transparent" style:font-style-asian="normal" style:font-style-complex="normal"/>
    </style:style>
    <style:style style:name="NopCode" style:family="paragraph" style:parent-style-name="Standard" style:class="text">
      <style:paragraph-properties fo:margin-left="0.503cm" fo:margin-right="0cm" fo:text-indent="0cm" style:auto-text-indent="false" style:shadow="none"/>
      <style:text-properties style:font-name="Courier New" fo:font-size="10pt" fo:background-color="transparent" style:font-size-asian="10pt" style:font-size-complex="10pt"/>
    </style:style>
    <style:style style:name="NopCommand" style:family="paragraph" style:parent-style-name="Standard" style:class="text">
      <style:paragraph-properties fo:margin-left="0.476cm" fo:margin-right="0cm" fo:text-indent="0cm" style:auto-text-indent="false"/>
      <style:text-properties style:font-name="Courier New" fo:font-size="10pt" fo:font-weight="bold" style:font-size-asian="10pt" style:font-weight-asian="bold" style:font-size-complex="10pt" style:font-weight-complex="bold"/>
    </style:style>
    <style:style style:name="start.sh" style:family="paragraph" style:parent-style-name="Standard" style:class="text">
      <style:paragraph-properties fo:margin-left="0.503cm" fo:margin-right="0cm" fo:text-indent="0cm" style:auto-text-indent="false"/>
      <style:text-properties style:font-name="Courier New" fo:font-size="10pt" fo:background-color="transparent" style:font-size-asian="10pt" style:font-size-complex="10pt"/>
    </style:style>
    <style:style style:name="Filename" style:family="paragraph" style:parent-style-name="Standard" style:class="text">
      <style:paragraph-properties fo:margin-left="0.476cm" fo:margin-right="0cm" fo:text-indent="0cm" style:auto-text-indent="false"/>
      <style:text-properties style:font-name="Courier New" fo:font-size="10pt"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Jonathan Giddy - 9 November 200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onathan Giddy</meta:initial-creator>
    <meta:creation-date>2007-11-08T18:13:03</meta:creation-date>
    <dc:creator>Jonathan Giddy</dc:creator>
    <dc:date>2007-11-09T11:03:50</dc:date>
    <dc:language>en-GB</dc:language>
    <meta:editing-cycles>97</meta:editing-cycles>
    <meta:editing-duration>PT5H50M55S</meta:editing-duration>
    <meta:user-defined meta:name="Info 1"/>
    <meta:user-defined meta:name="Info 2"/>
    <meta:user-defined meta:name="Info 3"/>
    <meta:user-defined meta:name="Info 4"/>
    <meta:document-statistic meta:table-count="0" meta:image-count="0" meta:object-count="0" meta:page-count="7" meta:paragraph-count="225" meta:word-count="2106" meta:character-count="14204"/>
  </office:meta>
</office:document-meta>
</file>